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407778" officeooo:paragraph-rsid="00407778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3ef70f" officeooo:paragraph-rsid="00407778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418686" officeooo:paragraph-rsid="00418686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418686" officeooo:paragraph-rsid="00427007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427007" officeooo:paragraph-rsid="00427007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c9211e" loext:opacity="100%" style:font-name="Liberation Mono" fo:font-size="14pt" fo:font-weight="bold" officeooo:rsid="00407778" officeooo:paragraph-rsid="00407778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color="#c9211e" loext:opacity="100%" style:font-name="Liberation Mono" fo:font-size="14pt" fo:font-weight="bold" officeooo:rsid="00418686" officeooo:paragraph-rsid="00418686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c9211e" loext:opacity="100%" style:font-name="Liberation Mono" fo:font-size="14pt" fo:font-weight="bold" officeooo:rsid="00427007" officeooo:paragraph-rsid="00427007" style:font-size-asian="14pt" style:font-weight-asian="bold" style:font-size-complex="14pt" style:font-weight-complex="bold"/>
    </style:style>
    <style:style style:name="T1" style:family="text">
      <style:text-properties officeooo:rsid="004270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okie-Based – Authentication ByPass ve Privilege Escalation</text:p>
      <text:p text:style-name="P1">Mutilidae &gt; Login/Register</text:p>
      <text:p text:style-name="P3">berke 123456 ve ali 456789 <text:s/>2 kullanıcı yarattık.</text:p>
      <text:p text:style-name="P3">Login ederken intrecept et.</text:p>
      <text:p text:style-name="P3">Repeater a gönder.</text:p>
      <text:p text:style-name="P3">Isim değiştirince responseda isim değişmez ama uid değişince değişir.</text:p>
      <text:p text:style-name="P3">Şifreyi bilmememize rağmen cookie den manipüle ettik.</text:p>
      <text:p text:style-name="P3"/>
      <text:p text:style-name="P3">Logout olup tekrar login oluyoruz.</text:p>
      <text:p text:style-name="P3">Intercept edip intruder a yolluyoruz.</text:p>
      <text:p text:style-name="P3">Sadece uid yi attack vector belirleyip saldırıyoruz. (1-40)</text:p>
      <text:p text:style-name="P3">cookie de sadece uid=1 yapıp gönderdiğimizde.</text:p>
      <text:p text:style-name="P3">Admin olarak login almış oluyoruz.</text:p>
      <text:p text:style-name="P3"/>
      <text:p text:style-name="P3"/>
      <text:p text:style-name="P7">Session Hijacking - Temel</text:p>
      <text:p text:style-name="P3">admin admin olarak girmye çalışalım. Intercept et.</text:p>
      <text:p text:style-name="P3">Cookie yi çaldık.</text:p>
      <text:p text:style-name="P3">Logout olup şimdi berke hesabından login oluyoruz.</text:p>
      <text:p text:style-name="P3">Intercept ettiğimizde, admin cookiesi ile değişiyoruz.</text:p>
      <text:p text:style-name="P3">Admin olarak login.</text:p>
      <text:p text:style-name="P2"/>
      <text:p text:style-name="P2"/>
      <text:p text:style-name="P7">Session Hijacking – Gelişmiş (Entropy ile)</text:p>
      <text:p text:style-name="P3">webgoat (guest/guest) &gt; session management flaws &gt; hijack a session</text:p>
      <text:p text:style-name="P3">login olup intercept et. (WEAKID = USERID)</text:p>
      <text:p text:style-name="P3">WEAKID yi cookie den silip deneyelim.</text:p>
      <text:p text:style-name="P3">Repeaterda, tekrar tekrar send ettiğimizde, WEAKID yi oluşturup her seferinde arttığını gördük.</text:p>
      <text:p text:style-name="P3">Sequencer a gittik.</text:p>
      <text:p text:style-name="P3">Cookielerimizi seçip, live capture yapıyoruz.</text:p>
      <text:p text:style-name="P3">Buradan, 4. ve 18. hanelere saldıracağımızı bulduk.</text:p>
      <text:p text:style-name="P3">Save tokens, desktop.</text:p>
      <text:p text:style-name="P3">sort /root/Desktop/tokens</text:p>
      <text:p text:style-name="P3">39411-…. <text:s/>olan WEAKID nin olmadığını bulduk.</text:p>
      <text:p text:style-name="P3">4. hanedeki anormalliği bulduk.</text:p>
      <text:p text:style-name="P3">18. hanedeki anormalliği arayacağız.</text:p>
      <text:p text:style-name="P3">39410-1664311180598</text:p>
      <text:p text:style-name="P3">39412-1664311180599</text:p>
      <text:p text:style-name="P3">sağdaki sayının, geçen milisaniyeyle değiştiğini düşündük.</text:p>
      <text:p text:style-name="P3">Şimdi ise son haneye saldıracağız.</text:p>
      <text:p text:style-name="P3">Intruder a gönderelim.</text:p>
      <text:p text:style-name="P3">WEAKID ye saldıracağız</text:p>
      <text:p text:style-name="P3">ilk denememizi, sadece 39410 ile başlayanı, 39411 yaparak başlıyoruz.</text:p>
      <text:p text:style-name="P3">Aradaki 2 ihtimal, 8 ve 9 olduğu için payloads number from 8 to 9</text:p>
      <text:p text:style-name="P3">ikisinin de response unu comparer a gönderdik.</text:p>
      <text:p text:style-name="P3">Compare words ve sync views yaptık.</text:p>
      <text:p text:style-name="P3">8 olanda başarılı login aldığımızı gördük.</text:p>
      <text:p text:style-name="P3"><text:bookmark-start text:name="__DdeLink__257_2155723823"/>39411-166431118059<text:bookmark-end text:name="__DdeLink__257_2155723823"/>8 <text:s/>WEAKID mizi bulduk.</text:p>
      <text:p text:style-name="P3"/>
      <text:p text:style-name="P3"/>
      <text:p text:style-name="P3"/>
      <text:p text:style-name="P3"/>
      <text:p text:style-name="P7"/>
      <text:p text:style-name="P7"><text:soft-page-break/>URL Manipulation ve URL Rewriting</text:p>
      <text:p text:style-name="P3">bWAPP &gt; bugs &gt; session management – administrative portals</text:p>
      <text:p text:style-name="P3">admin=1 yapınca girdik.</text:p>
      <text:p text:style-name="P3">Mediumda sıra.</text:p>
      <text:p text:style-name="P3">Cookie de admin=1</text:p>
      <text:p text:style-name="P3"/>
      <text:p text:style-name="P3">session management – Session ID in URL</text:p>
      <text:p text:style-name="P3">PHPSESSID aldık. </text:p>
      <text:p text:style-name="P3">Medium için source code a bakmamız lazım.</text:p>
      <text:p text:style-name="P3"/>
      <text:p text:style-name="P2"/>
      <text:p text:style-name="P7">Hatalı Logout Yönetimi</text:p>
      <text:p text:style-name="P5">Bwapp &gt; Broken Auth. - Logout Management</text:p>
      <text:p text:style-name="P5">source code a girip cookie kısmına bakıyoruz.</text:p>
      <text:p text:style-name="P5"/>
      <text:p text:style-name="P5"/>
      <text:p text:style-name="P8">Session Fixation (Oturum Sabitleme)</text:p>
      <text:p text:style-name="P4">webgoat (guest/guest) &gt; session management flaws &gt; <text:span text:style-name="T1">session fixation</text:span></text:p>
      <text:p text:style-name="P5">amacımız kurbana, bankadan gelen bir mailmiş gibi göndereceğiz.</text:p>
      <text:p text:style-name="P5">WebGoat yazımını düzelttik ve kodun sonuna, SID=123 ekliyoruz.</text:p>
      <text:p text:style-name="P5">href=<text:a xlink:type="simple" xlink:href="http://10.10.10.22/WebGoat/attack?Screen=56&amp;menu=1800&amp;SID=123" text:style-name="Internet_20_link" text:visited-style-name="Visited_20_Internet_20_Link">http://10.10.10.22/WebGoat/attack?Screen=56&amp;menu=1800&amp;SID=123</text:a>&gt;</text:p>
      <text:p text:style-name="P5">stage1 tamam</text:p>
      <text:p text:style-name="P5">linkin üzerine gelince sol altta SID gözükür.</text:p>
      <text:p text:style-name="P5">Stage2 tamam</text:p>
      <text:p text:style-name="P5">Login (Jane/tarzan)</text:p>
      <text:p text:style-name="P5">Stage3 tamam</text:p>
      <text:p text:style-name="P5">SID=123 , URL den değişerek girdik.</text:p>
      <text:p text:style-name="P5">Stage4 tamam</text:p>
      <text:p text:style-name="P5"/>
      <text:p text:style-name="P2"/>
      <text:p text:style-name="P8">Insecure Login Forms </text:p>
      <text:p text:style-name="P5">Bwapp &gt; Broken Auth. - Insecure Login Forms</text:p>
      <text:p text:style-name="P5">Brute force ve SQLi çalışmadı…</text:p>
      <text:p text:style-name="P5">source code bakıyoruz.</text:p>
      <text:p text:style-name="P5">Buradan, login ve pass in beyaz şekilde yazdığını bulduk.</text:p>
      <text:p text:style-name="P5">Medium deneyelim.</text:p>
      <text:p text:style-name="P5">Logn vermiş, pass arıyoruz</text:p>
      <text:p text:style-name="P5">unlock u inspect ediyoruz.</text:p>
      <text:p text:style-name="P5">Var secrettan, şifreyi çözüyoruz.</text:p>
      <text:p text:style-name="P5">Inspect e girip console a giriyoruz.</text:p>
      <text:p text:style-name="P5">Yapıştır. <text:s/>ctrl+enter ile yeni açıp, secret yaz.</text:p>
      <text:p text:style-name="P5">Şifreyi aldık.</text:p>
      <text:p text:style-name="P5"/>
      <text:p text:style-name="P2"/>
      <text:p text:style-name="P8">HTTPOnly Flag’ın Davranışı (JS Önlemi)</text:p>
      <text:p text:style-name="P5">Bwapp &gt; Session Management – Cookies (HTTPOnly)</text:p>
      <text:p text:style-name="P5">cookies e basıp intercept edelim.</text:p>
      <text:p text:style-name="P5">HTTPhistory den, response taki set cookie ye bak.</text:p>
      <text:p text:style-name="P5">High a alıp denediğimizde, cookie de top_security=yes gördük ama js de gizli..</text:p>
      <text:p text:style-name="P5">böylece, cookie ye fazladan, HTTPOnly eklendiğini gördük.</text:p>
      <text:p text:style-name="P2"/>
      <text:p text:style-name="P2"/>
      <text:p text:style-name="P2"/>
      <text:p text:style-name="P2"/>
      <text:p text:style-name="P2"/>
      <text:p text:style-name="P8"><text:soft-page-break/>Secure Flag’ın Davranışı (SSL önemi)</text:p>
      <text:p text:style-name="P5">Bwapp &gt; Session Management – Cookies (secure)</text:p>
      <text:p text:style-name="P5">high da deneyelim,https e çekelim..</text:p>
      <text:p text:style-name="P5">rastgele sayfalarda gezip, SSL in davranışını göreceğiz.</text:p>
      <text:p text:style-name="P5">Aynı gezintiyi, SSL siz yani HTTP olarak yapınca, cookie, bizi takip etmedi..</text:p>
      <text:p text:style-name="P5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8T00:49:06.358488726</dc:date>
    <meta:editing-duration>PT12H50M58S</meta:editing-duration>
    <meta:editing-cycles>37</meta:editing-cycles>
    <meta:generator>LibreOffice/7.4.1.2$Linux_X86_64 LibreOffice_project/3c58a8f3a960df8bc8fd77b461821e42c061c5f0</meta:generator>
    <meta:document-statistic meta:table-count="0" meta:image-count="0" meta:object-count="0" meta:page-count="3" meta:paragraph-count="89" meta:word-count="479" meta:character-count="3465" meta:non-whitespace-character-count="3063"/>
  </office:meta>
</office:document-meta>
</file>